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 style:master-page-name="First_20_Page">
      <style:paragraph-properties fo:text-align="center" style:justify-single-word="false" style:page-number="auto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169709656" text:id="ct169709656">
          <text:insertion>
            <office:change-info>
              <dc:creator>Gauthier Bastien</dc:creator>
              <dc:date>2013-01-04T13:18:00</dc:date>
            </office:change-info>
          </text:insertion>
        </text:changed-region>
        <text:changed-region xml:id="ct151845768" text:id="ct151845768">
          <text:insertion>
            <office:change-info>
              <dc:creator>Gauthier Bastien</dc:creator>
              <dc:date>2013-01-04T13:18:00</dc:date>
            </office:change-info>
          </text:insertion>
        </text:changed-region>
        <text:changed-region xml:id="ct169685632" text:id="ct169685632">
          <text:insertion>
            <office:change-info>
              <dc:creator>Gauthier Bastien</dc:creator>
              <dc:date>2013-01-04T13:18:00</dc:date>
            </office:change-info>
          </text:insertion>
        </text:changed-region>
        <text:changed-region xml:id="ct154280864" text:id="ct154280864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xml:id="ct154286848" text:id="ct154286848">
          <text:insertion>
            <office:change-info>
              <dc:creator>Gauthier Bastien</dc:creator>
              <dc:date>2012-02-17T11:1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. COMMISSION SPECIALE</text:p>
      <text:p text:style-name="P2">(<text:change-start text:change-id="ct169709656"/>self.utranslate("weekday_%s" % self.getPreMeetingDate_5().aDay().lower(), domain="plonelocales")<text:change-end text:change-id="ct169709656"/> <text:change-start text:change-id="ct151845768"/>tool.formatDate(self.getPreMeetingDate_5(), withHour=True)<text:change-end text:change-id="ct151845768"/>, <text:change-start text:change-id="ct169685632"/>self.getPreMeetingPlace_5()<text:change-end text:change-id="ct169685632"/>)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><text:span text:style-name="T1"><office:annotation><dc:creator>Gauthier Bastien</dc:creator><dc:date>2012-02-14T16:41:11</dc:date><text:p text:style-name="P5"><text:span text:style-name="T2">do row for item in self.adapted().getPrintableItems(itemUids, categories=['commission-speciale',], renumber=True)</text:span></text:p></office:annotation></text:span><text:change-start text:change-id="ct154280864"/><text:span text:style-name="T1">item[0]</text:span><text:change-end text:change-id="ct154280864"/><text:span text:style-name="T1">. </text:span><text:change-start text:change-id="ct154286848"/><text:span text:style-name="T1">item[1].Title()</text:span><text:change-end text:change-id="ct154286848"/></text:p>
            <text:p text:style-name="Standard"/>
            <text:p text:style-name="Standard"><office:annotation><dc:creator>Gauthier Bastien</dc:creator><dc:date>2012-02-15T15:26:52</dc:date><text:p text:style-name="P6"><text:span text:style-name="T2">do text</text:span></text:p><text:p text:style-name="P6"><text:span text:style-name="T2">from xhtml(item[1].Description())</text:span></text:p></office:annotation>Note explicative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/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Bastien</meta:initial-creator>
    <meta:creation-date>2012-02-14T16:23:17</meta:creation-date>
    <dc:date>2013-01-04T13:18:49</dc:date>
    <dc:creator>Gauthier Bastien</dc:creator>
    <meta:editing-duration>PT3H29M35S</meta:editing-duration>
    <meta:editing-cycles>55</meta:editing-cycles>
    <meta:generator>LibreOffice/3.5$Linux_x86 LibreOffice_project/350m1$Build-2</meta:generator>
    <meta:document-statistic meta:table-count="1" meta:image-count="0" meta:object-count="0" meta:page-count="1" meta:paragraph-count="5" meta:word-count="16" meta:character-count="251" meta:non-whitespace-character-count="240"/>
  </office:meta>
</office:document-meta>
</file>